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373" officeooo:paragraph-rsid="00174373"/>
    </style:style>
    <style:style style:name="P2" style:family="paragraph" style:parent-style-name="Standard">
      <style:text-properties officeooo:rsid="0017af71" officeooo:paragraph-rsid="0017af71"/>
    </style:style>
    <style:style style:name="P3" style:family="paragraph" style:parent-style-name="Standard">
      <style:text-properties fo:font-style="italic" officeooo:rsid="0019ab13" officeooo:paragraph-rsid="0019ab13" style:font-style-asian="italic" style:font-style-complex="italic"/>
    </style:style>
    <style:style style:name="T1" style:family="text">
      <style:text-properties officeooo:rsid="001b5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ent j’ai noté sur Pronote ? La note réelle est sur 60, mais j’ai comme compté sur 40 sans modifier la note (un 30/60 devient un 30/40), puis j’ai ramené la note à une note sur 20 en divisant par 2 (un 30/40 devient un 15/20).</text:p>
      <text:p text:style-name="P1"/>
      <text:p text:style-name="P1">Manque de temps : attention à rester concentré.es</text:p>
      <text:p text:style-name="P1">Oublier de rédiger pour Pythagore et Thalès</text:p>
      <text:p text:style-name="P2">Ne pas mettre ses calculs sur la copie. Il faut les mettre, ça fait gagner des points surtout si la réponse finale est fausse (avec calcul<text:span text:style-name="T1">s</text:span> on gagne quelques points, sans calcul<text:span text:style-name="T1">s</text:span> on ne gagne rien du tout)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5:46:13.255000000</meta:creation-date>
    <dc:date>2025-03-28T15:52:14.231000000</dc:date>
    <meta:editing-duration>PT5M59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4" meta:word-count="99" meta:character-count="526" meta:non-whitespace-character-count="431"/>
  </office:meta>
</office:document-meta>
</file>